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598cm" fo:min-width="4.606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dcdcdc" loext:fill-use-slide-background="false" draw:textarea-horizontal-align="justify" draw:textarea-vertical-align="middle" draw:auto-grow-height="false" fo:min-height="0.229cm" fo:min-width="1.348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draw:stroke="solid"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716cm" fo:min-width="7.691cm" fo:padding-top="0.142cm" fo:padding-bottom="0.142cm" fo:padding-left="0.267cm" fo:padding-right="0.267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dcdcdc" loext:fill-use-slide-background="false" draw:textarea-horizontal-align="justify" draw:textarea-vertical-align="middle" draw:auto-grow-height="false" fo:min-height="0.23cm" fo:min-width="1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draw:stroke="solid"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draw:stroke="none" draw:fill-color="#b0e0e6" draw:textarea-horizontal-align="justify" draw:textarea-vertical-align="middle" draw:auto-grow-height="false" fo:min-height="1.632cm" fo:min-width="5.872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solid" draw:fill-color="#00bfff" loext:fill-use-slide-background="false" draw:textarea-horizontal-align="justify" draw:textarea-vertical-align="middle" draw:auto-grow-height="false" fo:min-height="0.229cm" fo:min-width="1.348cm" fo:padding-top="0.142cm" fo:padding-bottom="0.142cm" fo:padding-left="0.267cm" fo:padding-right="0.267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dcdcdc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style:font-name="Liberation Mono" fo:font-size="12pt" style:font-size-asian="12pt" style:font-size-complex="12pt"/>
    </style:style>
    <style:style style:name="P6" style:family="paragraph">
      <loext:graphic-properties draw:fill-color="#b0e0e6"/>
      <style:paragraph-properties fo:text-align="start" style:writing-mode="lr-tb"/>
      <style:text-properties style:font-name="Liberation Mono" fo:font-size="12pt" style:font-size-asian="12pt" style:font-size-complex="12pt"/>
    </style:style>
    <style:style style:name="P7" style:family="paragraph">
      <loext:graphic-properties draw:fill="solid" draw:fill-color="#00b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T1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-8% 58%" style:font-name="Liberation Mono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text-shadow="none" style:text-underline-style="none" fo:font-weight="bold" style:letter-kerning="true" style:font-name-asian="Noto Sans CJK SC" style:font-size-asian="12pt" style:font-weight-asian="bold" style:font-name-complex="Noto Sans Devanagari" style:font-size-complex="12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text-shadow="none" style:text-underline-style="none" fo:font-weight="normal" style:letter-kerning="true" style:font-name-asian="Noto Sans CJK SC" style:font-size-asian="12pt" style:font-weight-asian="normal" style:font-name-complex="Noto Sans Devanagari" style:font-size-complex="12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2"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none" fo:font-weight="normal" style:letter-kerning="true" style:font-size-asian="12pt" style:font-style-asian="italic" style:font-weight-asian="norm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fo:font-size="12pt" fo:font-style="italic" fo:text-shadow="none" style:text-underline-style="none" fo:font-weight="normal" style:letter-kerning="true" style:font-size-asian="12pt" style:font-style-asian="italic" style:font-weight-asian="norm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fo:font-size="12pt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2pt" fo:text-shadow="none" style:text-underline-style="none" fo:font-weight="normal" style:letter-kerning="true" style:font-name-asian="Noto Sans CJK SC" style:font-size-asian="12pt" style:font-weight-asian="normal" style:font-name-complex="Noto Sans Devanagari" style:font-size-complex="12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fo:font-size="12pt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1" draw:id="id1">
          <draw:custom-shape draw:style-name="gr2" draw:text-style-name="P2" draw:layer="layout" svg:width="5.14cm" svg:height="1.882cm" svg:x="1.321cm" svg:y="0.835cm">
            <text:p text:style-name="P1"><text:span text:style-name="T1">properti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882cm" svg:height="0.513cm" draw:transform="rotate (-1.5707963267949) translate (1.314cm 0.835cm)">
            <text:p text:style-name="P1"><text:span text:style-name="T2">Group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3" draw:id="id3">
          <draw:custom-shape draw:style-name="gr2" draw:text-style-name="P2" draw:layer="layout" svg:width="5.14cm" svg:height="1.882cm" svg:x="2.168cm" svg:y="7.502cm">
            <text:p text:style-name="P1"><text:span text:style-name="T1">prop{n}</text:span></text:p>
            <text:p text:style-name="P1"><text:span text:style-name="T3">Repeated N</text:span><text:span text:style-name="T4">prop</text:span><text:span text:style-name="T3"> tim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882cm" svg:height="0.513cm" draw:transform="rotate (-1.5707963267949) translate (2.161cm 7.502cm)">
            <text:p text:style-name="P1"><text:span text:style-name="T2">Group</text:span></text:p>
            <draw:enhanced-geometry svg:viewBox="0 0 21600 21600" draw:mirror-horizontal="true" draw:type="rectangle" draw:enhanced-path="M 0 0 L 21600 0 21600 21600 0 21600 0 0 Z N"/>
          </draw:custom-shape>
        </draw:g>
        <draw:connector draw:style-name="gr4" draw:text-style-name="P4" draw:layer="layout" svg:x1="6.461cm" svg:y1="1.776cm" svg:x2="8.996cm" svg:y2="2.572cm" draw:start-shape="id1" draw:start-glue-point="1" draw:end-shape="id2" draw:end-glue-point="3" svg:d="M6461 1776h1268v796h1267" svg:viewBox="0 0 2536 797">
          <text:p/>
        </draw:connector>
        <draw:connector draw:style-name="gr5" draw:text-style-name="P4" draw:layer="layout" svg:x1="3.631cm" svg:y1="2.717cm" svg:x2="4.478cm" svg:y2="7.502cm" draw:start-shape="id1" draw:start-glue-point="2" draw:end-shape="id3" draw:end-glue-point="0" svg:d="M3631 2717v2393h847v2392" svg:viewBox="0 0 848 4786">
          <text:p/>
        </draw:connector>
        <draw:g draw:style-name="gr1" xml:id="id4" draw:id="id4">
          <draw:custom-shape draw:style-name="gr6" draw:text-style-name="P2" draw:layer="layout" svg:width="8.225cm" svg:height="2cm" svg:x="9.513cm" svg:y="7.589cm">
            <text:p text:style-name="P1"><text:span text:style-name="T5">info </text:span><text:span text:style-name="T6">ulong </text:span><text:span text:style-name="T7">(5, ) </text:span><text:span text:style-name="T7"><text:line-break/></text:span><text:span text:style-name="T8">[</text:span><text:span text:style-name="T7">O</text:span><text:span text:style-name="T9">resp</text:span><text:span text:style-name="T7">, </text:span><text:span text:style-name="T7">O</text:span><text:span text:style-name="T9">resi</text:span><text:span text:style-name="T7">, </text:span><text:span text:style-name="T7">N</text:span><text:span text:style-name="T9">op</text:span><text:span text:style-name="T7">, </text:span><text:span text:style-name="T7">N’</text:span><text:span text:style-name="T9">LRV, </text:span><text:span text:style-name="T10">N’</text:span><text:span text:style-name="T9">exci</text:span><text:span text:style-name="T11">]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2cm" svg:height="0.514cm" draw:transform="rotate (-1.5707963267949) translate (9.51cm 7.589cm)">
            <text:p text:style-name="P1"><text:span text:style-name="T2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5" draw:id="id5">
          <draw:custom-shape draw:style-name="gr6" draw:text-style-name="P2" draw:layer="layout" svg:width="8.225cm" svg:height="2cm" svg:x="9.513cm" svg:y="9.921cm">
            <text:p text:style-name="P1"><text:span text:style-name="T12">ops </text:span><text:span text:style-name="T13">ulong </text:span><text:span text:style-name="T14">(N</text:span><text:span text:style-name="T15">op</text:span><text:span text:style-name="T14">, )</text:span><text:span text:style-name="T16"> </text:span><text:span text:style-name="T16"><text:line-break/></text:span><text:span text:style-name="T16">List of operators in the response function.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2cm" svg:height="0.514cm" draw:transform="rotate (-1.5707963267949) translate (9.51cm 9.921cm)">
            <text:p text:style-name="P1"><text:span text:style-name="T2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6" draw:id="id6">
          <draw:custom-shape draw:style-name="gr6" draw:text-style-name="P2" draw:layer="layout" svg:width="8.225cm" svg:height="2cm" svg:x="9.513cm" svg:y="12.36cm">
            <text:p text:style-name="P1"><text:span text:style-name="T5">w </text:span><text:span text:style-name="T17">ulong</text:span><text:span text:style-name="T6"> </text:span><text:span text:style-name="T18">(N’</text:span><text:span text:style-name="T19">LRV</text:span><text:span text:style-name="T18">,)</text:span><text:span text:style-name="T20"> </text:span><text:span text:style-name="T20"><text:line-break/></text:span><text:span text:style-name="T20">Index of the energy </text:span><text:span text:style-name="T16">in </text:span><text:span text:style-name="T13">/properties/w </text:span><text:span text:style-name="T16">associated to each LRV, if N’</text:span><text:span text:style-name="T21">LRV</text:span><text:span text:style-name="T16"> &gt; 0.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2cm" svg:height="0.514cm" draw:transform="rotate (-1.5707963267949) translate (9.51cm 12.36cm)">
            <text:p text:style-name="P1"><text:span text:style-name="T2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7" draw:id="id7">
          <draw:custom-shape draw:style-name="gr6" draw:text-style-name="P2" draw:layer="layout" svg:width="8.225cm" svg:height="2cm" svg:x="9.513cm" svg:y="14.819cm">
            <text:p text:style-name="P1"><text:span text:style-name="T5">pro</text:span><text:span text:style-name="T5">per</text:span><text:span text:style-name="T5">ty_</text:span><text:span text:style-name="T5">ten</text:span><text:span text:style-name="T5">sor </text:span><text:span text:style-name="T6">flo</text:span><text:span text:style-name="T6">at </text:span><text:span text:style-name="T18">(??)</text:span><text:span text:style-name="T20"> </text:span><text:span text:style-name="T20"><text:line-break/></text:span><text:span text:style-name="T20">Res</text:span><text:span text:style-name="T20">ultin</text:span><text:span text:style-name="T20">g </text:span><text:span text:style-name="T20">tens</text:span><text:span text:style-name="T20">o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2cm" svg:height="0.514cm" draw:transform="rotate (-1.5707963267949) translate (9.51cm 14.819cm)">
            <text:p text:style-name="P1"><text:span text:style-name="T2">Dataset</text:span></text:p>
            <draw:enhanced-geometry svg:viewBox="0 0 21600 21600" draw:mirror-horizontal="true" draw:type="rectangle" draw:enhanced-path="M 0 0 L 21600 0 21600 21600 0 21600 0 0 Z N"/>
          </draw:custom-shape>
        </draw:g>
        <draw:connector draw:style-name="gr8" draw:text-style-name="P4" draw:layer="layout" svg:x1="4.478cm" svg:y1="9.384cm" svg:x2="8.996cm" svg:y2="8.589cm" draw:start-shape="id3" draw:start-glue-point="2" draw:end-shape="id4" draw:end-glue-point="3" svg:d="M4478 9384v518h3674v-1313h844" svg:viewBox="0 0 4519 1314">
          <text:p/>
        </draw:connector>
        <draw:connector draw:style-name="gr8" draw:text-style-name="P4" draw:layer="layout" svg:x1="4.478cm" svg:y1="9.384cm" svg:x2="8.996cm" svg:y2="10.921cm" draw:start-shape="id3" draw:start-glue-point="2" draw:end-shape="id5" draw:end-glue-point="3" svg:d="M4478 9384v1537h4518" svg:viewBox="0 0 4519 1538">
          <text:p/>
        </draw:connector>
        <draw:connector draw:style-name="gr8" draw:text-style-name="P4" draw:layer="layout" svg:x1="4.478cm" svg:y1="9.384cm" svg:x2="8.996cm" svg:y2="13.36cm" draw:start-shape="id3" draw:start-glue-point="2" draw:end-shape="id6" draw:end-glue-point="3" svg:d="M4478 9384v3976h4518" svg:viewBox="0 0 4519 3977">
          <text:p/>
        </draw:connector>
        <draw:connector draw:style-name="gr8" draw:text-style-name="P4" draw:layer="layout" svg:x1="4.478cm" svg:y1="9.384cm" svg:x2="8.996cm" svg:y2="15.819cm" draw:start-shape="id3" draw:start-glue-point="2" draw:end-shape="id7" draw:end-glue-point="3" svg:d="M4478 9384v6435h4518" svg:viewBox="0 0 4519 6436">
          <text:p/>
        </draw:connector>
        <draw:g draw:style-name="gr1" xml:id="id8" draw:id="id8">
          <draw:custom-shape draw:style-name="gr6" draw:text-style-name="P2" draw:layer="layout" svg:width="8.225cm" svg:height="2cm" svg:x="9.513cm" svg:y="3.96cm">
            <text:p text:style-name="P1"><text:span text:style-name="T5">w </text:span><text:span text:style-name="T6">float </text:span><text:span text:style-name="T7">(N</text:span><text:span text:style-name="T9">w</text:span><text:span text:style-name="T7">, ) </text:span><text:span text:style-name="T7"><text:line-break/></text:span><text:span text:style-name="T8">Comm</text:span><text:span text:style-name="T8">on </text:span><text:span text:style-name="T8">energy </text:span><text:span text:style-name="T8">lis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2cm" svg:height="0.514cm" draw:transform="rotate (-1.5707963267949) translate (9.51cm 3.96cm)">
            <text:p text:style-name="P1"><text:span text:style-name="T2">Dataset</text:span></text:p>
            <draw:enhanced-geometry svg:viewBox="0 0 21600 21600" draw:mirror-horizontal="true" draw:type="rectangle" draw:enhanced-path="M 0 0 L 21600 0 21600 21600 0 21600 0 0 Z N"/>
          </draw:custom-shape>
        </draw:g>
        <draw:connector draw:style-name="gr9" draw:text-style-name="P4" draw:layer="layout" svg:x1="6.461cm" svg:y1="1.776cm" svg:x2="8.996cm" svg:y2="4.96cm" draw:start-shape="id1" draw:start-glue-point="1" draw:end-shape="id8" draw:end-glue-point="3" svg:d="M6461 1776h1268v3184h1267" svg:viewBox="0 0 2536 3185">
          <text:p/>
        </draw:connector>
        <draw:g draw:style-name="gr1" xml:id="id2" draw:id="id2">
          <draw:custom-shape draw:style-name="gr6" draw:text-style-name="P2" draw:layer="layout" svg:width="8.225cm" svg:height="2cm" svg:x="9.513cm" svg:y="1.572cm">
            <text:p text:style-name="P1"><text:span text:style-name="T5">i</text:span><text:span text:style-name="T5">n</text:span><text:span text:style-name="T5">f</text:span><text:span text:style-name="T5">o </text:span><text:span text:style-name="T6">u</text:span><text:span text:style-name="T6">l</text:span><text:span text:style-name="T6">o</text:span><text:span text:style-name="T6">n</text:span><text:span text:style-name="T6">g </text:span><text:span text:style-name="T7">(</text:span><text:span text:style-name="T7">2</text:span><text:span text:style-name="T7">, </text:span><text:span text:style-name="T7">) </text:span><text:span text:style-name="T7"><text:line-break/></text:span><text:span text:style-name="T8">[</text:span><text:span text:style-name="T7">N</text:span><text:span text:style-name="T9">pr</text:span><text:span text:style-name="T9">op</text:span><text:span text:style-name="T7">, </text:span><text:span text:style-name="T7">N</text:span><text:span text:style-name="T9">w</text:span><text:span text:style-name="T11">]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2cm" svg:height="0.514cm" draw:transform="rotate (-1.5707963267949) translate (9.51cm 1.572cm)">
            <text:p text:style-name="P1"><text:span text:style-name="T2">Dat</text:span><text:span text:style-name="T2">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9" draw:id="id9">
          <draw:custom-shape draw:style-name="gr10" draw:text-style-name="P6" draw:layer="layout" svg:width="6.372cm" svg:height="1.882cm" svg:x="2.07cm" svg:y="17.574cm">
            <text:p text:style-name="P5"><text:span text:style-name="T22">name=xxx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882cm" svg:height="0.513cm" draw:transform="rotate (-1.5707963267949) translate (2.161cm 17.57cm)">
            <text:p text:style-name="P1"><text:span text:style-name="T2">Attr.</text:span></text:p>
            <draw:enhanced-geometry svg:viewBox="0 0 21600 21600" draw:mirror-horizontal="true" draw:type="rectangle" draw:enhanced-path="M 0 0 L 21600 0 21600 21600 0 21600 0 0 Z N"/>
          </draw:custom-shape>
        </draw:g>
        <draw:connector draw:style-name="gr12" draw:text-style-name="P8" draw:layer="layout" svg:x1="1.649cm" svg:y1="8.443cm" svg:x2="1.649cm" svg:y2="18.513cm" draw:start-shape="id3" draw:start-glue-point="3" draw:end-shape="id9" draw:end-glue-point="3" svg:d="M1649 8443h-519v10070h519" svg:viewBox="0 0 520 100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3:27:56.965025060</meta:creation-date>
    <dc:date>2024-05-03T17:24:49.829876420</dc:date>
    <meta:editing-duration>PT3H23M43S</meta:editing-duration>
    <meta:editing-cycles>22</meta:editing-cycles>
    <meta:generator>LibreOffice/7.6.5.2$Linux_X86_64 LibreOffice_project/60$Build-2</meta:generator>
    <meta:document-statistic meta:object-count="35"/>
  </office:meta>
</office:document-meta>
</file>